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cc249" officeooo:paragraph-rsid="000cc249"/>
    </style:style>
    <style:style style:name="P2" style:family="paragraph" style:parent-style-name="Standard">
      <style:text-properties officeooo:rsid="000cc4a5" officeooo:paragraph-rsid="000cc4a5"/>
    </style:style>
    <style:style style:name="P3" style:family="paragraph" style:parent-style-name="Standard">
      <style:text-properties officeooo:rsid="000d5d61" officeooo:paragraph-rsid="000d5d61"/>
    </style:style>
    <style:style style:name="P4" style:family="paragraph" style:parent-style-name="Standard">
      <style:text-properties officeooo:rsid="000e0a06" officeooo:paragraph-rsid="000e0a06"/>
    </style:style>
    <style:style style:name="T1" style:family="text">
      <style:text-properties officeooo:rsid="000cc4a5"/>
    </style:style>
    <style:style style:name="T2" style:family="text">
      <style:text-properties officeooo:rsid="000d5d61"/>
    </style:style>
    <style:style style:name="T3" style:family="text">
      <style:text-properties officeooo:rsid="000e0a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DIA PEMBELAJARAN <text:s/>BAHASA INDONESIA </text:p>
      <text:p text:style-name="P3">VIDEO BLOG<text:line-break/><text:span text:style-name="T3">Berbentuk </text:span>VIDEO REAKSI</text:p>
      <text:p text:style-name="P3">PADA <text:span text:style-name="T3">KARYA BERBAHASA INDONESIA</text:span></text:p>
      <text:p text:style-name="P3"/>
      <text:p text:style-name="P3"/>
      <text:p text:style-name="P1">LATAR BELAKANG</text:p>
      <text:p text:style-name="P3">Kreatifitas anak muda untuk membuat konten diungga ke dunia maya</text:p>
      <text:p text:style-name="P3">Video Reaksi terhadap Kejadian / Karya</text:p>
      <text:p text:style-name="P3">Merupakan Salah satu fenomena yang patut dibahas saat ini mengingat perkembangan industri 4.0</text:p>
      <text:p text:style-name="P3">Membawa Bahasa Indonesia sebagai salah satu sarana untuk membuat konten </text:p>
      <text:p text:style-name="P1"/>
      <text:p text:style-name="P1">RUMUSAN <text:span text:style-name="T1">MASALAH</text:span></text:p>
      <text:p text:style-name="P2">1. <text:span text:style-name="T2">Konten Berbahasa Indonesia</text:span></text:p>
      <text:p text:style-name="P2">2. <text:span text:style-name="T2">Sedikit Referensi Bagaimana membuat konten yang runtut</text:span></text:p>
      <text:p text:style-name="P2">3. </text:p>
      <text:p text:style-name="P2">TUJUAN</text:p>
      <text:p text:style-name="P2">1. <text:span text:style-name="T2">Membuat Konsep Penyampaian dalam bentun video reaksi</text:span></text:p>
      <text:p text:style-name="P2">2. <text:span text:style-name="T2">Menyediakan Referensi Penyampaian dalam bentuk vlog yang runtut</text:span></text:p>
      <text:p text:style-name="P2">3.</text:p>
      <text:p text:style-name="P2">MANFAAT</text:p>
      <text:p text:style-name="P2">Manfaat Terhadap Lembaga</text:p>
      <text:p text:style-name="P3"><text:tab/>- Manambah Referensi</text:p>
      <text:p text:style-name="P2">Manfaat Terhadap Penulis</text:p>
      <text:p text:style-name="P2"><text:tab/>- <text:span text:style-name="T2">Keilmuan dasar yang dapat dikembangkan dikemudian hari </text:span></text:p>
      <text:p text:style-name="P2">Manfaat Terhadap Variable Penelitian</text:p>
      <text:p text:style-name="P2"><text:tab/>- <text:span text:style-name="T2">Konsep Penyampaian yang dapat di identifikasi </text:span></text:p>
      <text:p text:style-name="P2">Manfaat Terhadap Pembaca</text:p>
      <text:p text:style-name="P2"><text:s/><text:tab/>- <text:span text:style-name="T2">Mengamalkan Konsep-konsep yang disampaikan agar dikemudian hari dikembangkan produknya</text:span></text:p>
      <text:p text:style-name="P2">LANDASAN TEORI</text:p>
      <text:p text:style-name="P3">Video</text:p>
      <text:p text:style-name="P3">Blog</text:p>
      <text:p text:style-name="P3">Macam Macam Vlog</text:p>
      <text:p text:style-name="P4">Struktur, Jenis, dan Unsur Video Blog</text:p>
      <text:p text:style-name="P2">KERANGKA PIKIR, PENELITIAN, RELEVAN, DAN HIPOTESIS</text:p>
      <text:p text:style-name="P4">[Kejadian / Karya] &gt;&gt; [Media Tulisan/Transkrip] &gt;&gt; [Disampaiakan melalui rekaman] </text:p>
      <text:p text:style-name="P2"/>
      <text:p text:style-name="P2">METODE PENELITIAN</text:p>
      <text:p text:style-name="P4">A. Pendekatan atau Medode Penelitian</text:p>
      <text:p text:style-name="P4">B. Latar Penelitian</text:p>
      <text:p text:style-name="P4">C. Bentuk dan Strategi Penelitian</text:p>
      <text:p text:style-name="P4">D. Data dan Sumber Data</text:p>
      <text:p text:style-name="P4">E. Teknik Pengumpulan Data</text:p>
      <text:p text:style-name="P4">- Melihat Vlog</text:p>
      <text:p text:style-name="P4">- Meringkas Vlog</text:p>
      <text:p text:style-name="P4">- Memberikan Penekanan-penekanan yang disampaikan pada VLOG</text:p>
      <text:p text:style-name="P4">- Menganalisa data yang diperoleh</text:p>
      <text:p text:style-name="P4">- Menyusun dalam Format Penyampaian</text:p>
      <text:p text:style-name="P4">- Menyimpulkan hasil analisa</text:p>
      <text:p text:style-name="P4">F. Teknik Analisa Data</text:p>
      <text:p text:style-name="P4">G. Prosedur Penelitian</text:p>
      <text:p text:style-name="P4"><text:soft-page-break/>- Tahap Deskripsi / Tahap Orientasi</text:p>
      <text:p text:style-name="P4">- Tahap Reduksi</text:p>
      <text:p text:style-name="P2">- <text:span text:style-name="T3">Tahap Seleksi</text:span></text:p>
      <text:p text:style-name="P2"/>
      <text:p text:style-name="P2">DAFTAR PUSTAKA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d" fo:country="ID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2:27:13.527828812</meta:creation-date>
    <dc:date>2022-01-18T13:07:12.473736999</dc:date>
    <meta:editing-duration>PT11M2S</meta:editing-duration>
    <meta:editing-cycles>2</meta:editing-cycles>
    <meta:generator>LibreOffice/7.1.4.2$Linux_X86_64 LibreOffice_project/10$Build-2</meta:generator>
    <meta:document-statistic meta:table-count="0" meta:image-count="0" meta:object-count="0" meta:page-count="2" meta:paragraph-count="50" meta:word-count="231" meta:character-count="1617" meta:non-whitespace-character-count="1424"/>
  </office:meta>
</office:document-meta>
</file>